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892.5644" office:value-type="float"/>
          <table:table-cell table:style-name="acquired_lot_note_fiat" office:value="709.8989898989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2.6654101010101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200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2/2022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390422" office:value-type="float"/>
          <table:table-cell table:style-name="acquired_lot_note_border_fiat" office:value="7.098989898989899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.291432101010101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99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2-01-14 03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173681" office:value-type="float"/>
          <table:table-cell table:style-name="acquired_lot_note_fiat" office:value="3.549494949494949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24186050505050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0.93902" office:value-type="float"/>
          <table:table-cell table:style-name="acquired_lot_note_fiat" office:value="10.64848484848484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90535151515151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6T08:07:47.710351</dc:date>
    <meta:editing-duration>P1DT10H42M59S</meta:editing-duration>
    <meta:editing-cycles>112</meta:editing-cycles>
    <meta:generator>http://pypi.python.org/pypi/ezodf/0.1.0$Python3.10.4 | packaged by conda-forge | (main, Mar 24 2022, 17:32:50) [MSC v.1929 64 bit (AMD64)]</meta:generator>
    <meta:document-statistic meta:table-count="15" meta:cell-count="575" meta:object-count="0"/>
  </office:meta>
</office:document-meta>
</file>